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498cm"/>
    </style:style>
    <style:style style:name="Tabella1.B" style:family="table-column">
      <style:table-column-properties style:column-width="12.515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Vemana2000" fo:font-size="14pt" officeooo:rsid="00070795" officeooo:paragraph-rsid="00070795" style:font-size-asian="12.25pt" style:font-size-complex="14pt"/>
    </style:style>
    <style:style style:name="P2" style:family="paragraph" style:parent-style-name="Table_20_Contents">
      <style:text-properties style:font-name="Vemana2000" fo:font-size="14pt" style:font-size-asian="12.25pt" style:font-size-complex="14pt"/>
    </style:style>
    <style:style style:name="P3" style:family="paragraph" style:parent-style-name="Table_20_Contents">
      <style:text-properties style:font-name="Vemana2000" fo:font-size="14pt" officeooo:rsid="00082f70" officeooo:paragraph-rsid="00082f70" style:font-size-asian="12.25pt" style:font-size-complex="14pt"/>
    </style:style>
    <style:style style:name="P4" style:family="paragraph" style:parent-style-name="Table_20_Contents" style:list-style-name="L1">
      <style:text-properties style:font-name="Vemana2000" fo:font-size="14pt" officeooo:rsid="00082f70" officeooo:paragraph-rsid="00082f70" style:font-size-asian="12.25pt" style:font-size-complex="14pt"/>
    </style:style>
    <style:style style:name="P5" style:family="paragraph" style:parent-style-name="Table_20_Contents" style:list-style-name="L1">
      <style:text-properties style:font-name="Vemana2000" fo:font-size="14pt" officeooo:rsid="00082f70" officeooo:paragraph-rsid="00093102" style:font-size-asian="12.25pt" style:font-size-complex="14pt"/>
    </style:style>
    <style:style style:name="P6" style:family="paragraph" style:parent-style-name="Table_20_Contents">
      <style:text-properties style:font-name="Vemana2000" fo:font-size="14pt" officeooo:rsid="00093102" officeooo:paragraph-rsid="00093102" style:font-size-asian="12.25pt" style:font-size-complex="14pt"/>
    </style:style>
    <style:style style:name="P7" style:family="paragraph" style:parent-style-name="Table_20_Contents" style:list-style-name="L2">
      <style:text-properties style:font-name="Vemana2000" fo:font-size="14pt" officeooo:rsid="00093102" officeooo:paragraph-rsid="00093102" style:font-size-asian="12.25pt" style:font-size-complex="14pt"/>
    </style:style>
    <style:style style:name="P8" style:family="paragraph" style:parent-style-name="Table_20_Contents" style:list-style-name="L2">
      <style:text-properties style:font-name="Vemana2000" fo:font-size="14pt" officeooo:rsid="000aa93f" officeooo:paragraph-rsid="000aa93f" style:font-size-asian="12.25pt" style:font-size-complex="14pt"/>
    </style:style>
    <style:style style:name="T1" style:family="text">
      <style:text-properties officeooo:rsid="00093102"/>
    </style:style>
    <style:style style:name="T2" style:family="text">
      <style:text-properties officeooo:rsid="000aa9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3">Name</text:p>
          </table:table-cell>
          <table:table-cell table:style-name="Tabella1.B1" office:value-type="string">
            <text:p text:style-name="P3">Taxi request</text:p>
          </table:table-cell>
        </table:table-row>
        <table:table-row>
          <table:table-cell table:style-name="Tabella1.A2" office:value-type="string">
            <text:p text:style-name="P3">Actors</text:p>
          </table:table-cell>
          <table:table-cell table:style-name="Tabella1.B2" office:value-type="string">
            <text:p text:style-name="P3">User, Taxi Driver</text:p>
          </table:table-cell>
        </table:table-row>
        <table:table-row>
          <table:table-cell table:style-name="Tabella1.A2" office:value-type="string">
            <text:p text:style-name="P3">Entry conditions</text:p>
          </table:table-cell>
          <table:table-cell table:style-name="Tabella1.B2" office:value-type="string">
            <text:p text:style-name="P3">User have to be logged in and must be in the reservation page</text:p>
          </table:table-cell>
        </table:table-row>
        <table:table-row>
          <table:table-cell table:style-name="Tabella1.A2" office:value-type="string">
            <text:p text:style-name="P3">Flow of events</text:p>
          </table:table-cell>
          <table:table-cell table:style-name="Tabella1.B2" office:value-type="string">
            <text:list xml:id="list2355001453319731348" text:style-name="L1">
              <text:list-item>
                <text:p text:style-name="P4">The user request a taxi in his actual position</text:p>
              </text:list-item>
              <text:list-item>
                <text:p text:style-name="P4">The system send the request <text:span text:style-name="T2">and the user's basic informations</text:span> to the first availabe taxi driver in the zone</text:p>
              </text:list-item>
              <text:list-item>
                <text:p text:style-name="P4">The taxi driver accepts the request.</text:p>
              </text:list-item>
              <text:list-item>
                <text:p text:style-name="P4">The system send to the user the expected waiting time <text:span text:style-name="T2">and the code of the incoming taxi,</text:span> <text:span text:style-name="T1">and place the taxi driver in “waiting” state</text:span></text:p>
              </text:list-item>
              <text:list-item>
                <text:p text:style-name="P5">the user confirm the request <text:span text:style-name="T1">within 1 minute</text:span></text:p>
              </text:list-item>
              <text:list-item>
                <text:p text:style-name="P5"><text:s/><text:span text:style-name="T1">the sistem <text:s/>removes <text:s/>the taxi driver form the queue and give to him/her confirmation</text:span></text:p>
              </text:list-item>
              <text:list-item>
                <text:p text:style-name="P5"><text:span text:style-name="T1">The taxi driver goes to pic up the user and brings him/her to the destination.</text:span></text:p>
              </text:list-item>
              <text:list-item>
                <text:p text:style-name="P5"><text:span text:style-name="T1">The taxi driver informs the system about his/her availability.</text:span></text:p>
                <text:p text:style-name="P5"/>
              </text:list-item>
            </text:list>
          </table:table-cell>
        </table:table-row>
        <table:table-row>
          <table:table-cell table:style-name="Tabella1.A2" office:value-type="string">
            <text:p text:style-name="P6">Exit conditions</text:p>
          </table:table-cell>
          <table:table-cell table:style-name="Tabella1.B2" office:value-type="string">
            <text:list xml:id="list170622402598454" text:continue-numbering="true" text:style-name="L1">
              <text:list-item>
                <text:p text:style-name="P5"><text:span text:style-name="T1">The System put the taxi driver in the last position of his/her actual zone's queue <text:s/></text:span></text:p>
              </text:list-item>
            </text:list>
          </table:table-cell>
        </table:table-row>
        <table:table-row>
          <table:table-cell table:style-name="Tabella1.A2" office:value-type="string">
            <text:p text:style-name="P6">Exceptions</text:p>
          </table:table-cell>
          <table:table-cell table:style-name="Tabella1.B2" office:value-type="string">
            <text:list xml:id="list7087832615443516586" text:style-name="L2">
              <text:list-item>
                <text:p text:style-name="P7">The taxi driver strunz doesn't accept the call. In this case the system forwards the request to the second in the queue and move the first taxi in the last position in the queue.</text:p>
              </text:list-item>
              <text:list-item>
                <text:p text:style-name="P7">The user does not confirm his request after <text:soft-page-break/>receiving notificaion of the expected arrival time. In this case the system put the taxi driver in “available” state. <text:s/></text:p>
              </text:list-item>
              <text:list-item>
                <text:p text:style-name="P8">The user is not in the pick up place when the taxi arrives. See the dedicated use case.</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Vemana2000" svg:font-family="Vemana200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14:39:21.564797796</meta:creation-date>
    <dc:date>2015-10-28T17:06:21.481983441</dc:date>
    <meta:editing-duration>PT7M49S</meta:editing-duration>
    <meta:editing-cycles>1</meta:editing-cycles>
    <meta:document-statistic meta:table-count="1" meta:image-count="0" meta:object-count="0" meta:page-count="2" meta:paragraph-count="22" meta:word-count="240" meta:character-count="1271" meta:non-whitespace-character-count="1058"/>
    <meta:generator>LibreOffice/4.2.8.2$Linux_x86 LibreOffice_project/420m0$Build-2</meta:generator>
  </office:meta>
</office:document-meta>
</file>